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C00000114805AEF16.jpg"/>
  <manifest:file-entry manifest:media-type="image/png" manifest:full-path="Pictures/1000000000000500000001F5EF9877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Virtual Reality with Kin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<text:span text:style-name="T1"><text:s/></text:span><text:span text:style-name="T1">Virtual Environment</text:span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Real User</text:span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Interaction</text:span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Kinect </text:span></text:p>
              </text:list-item>
            </text:list>
          </draw:text-box>
        </draw:frame>
        <draw:frame draw:style-name="gr1" draw:text-style-name="P2" draw:layer="layout" svg:width="12.17cm" svg:height="7.302cm" svg:x="13.5cm" svg:y="11.5cm">
          <draw:image xlink:href="Pictures/10000000000001CC00000114805AEF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tai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penNI, Cinder libraries</text:p>
              </text:list-item>
              <text:list-item>
                <text:p>Different viewpoints</text:p>
              </text:list-item>
              <text:list-item>
                <text:p>''Physics''</text:p>
              </text:list-item>
              <text:list-item>
                <text:p>Sound</text:p>
                <text:p/>
                <text:p/>
              </text:list-item>
            </text:list>
          </draw:text-box>
        </draw:frame>
        <draw:frame draw:style-name="gr1" draw:text-style-name="P2" draw:layer="layout" svg:width="23cm" svg:height="7.5cm" svg:x="2.5cm" svg:y="12cm">
          <draw:image xlink:href="Pictures/1000000000000500000001F5EF987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lien MARCEL</meta:initial-creator>
    <meta:creation-date>2011-12-02T10:54:39</meta:creation-date>
    <meta:editing-duration>PT9M26S</meta:editing-duration>
    <meta:editing-cycles>2</meta:editing-cycles>
    <dc:date>2011-12-02T11:49:35</dc:date>
    <dc:creator>Julien MARCEL</dc:creator>
    <meta:document-statistic meta:object-count="31"/>
    <meta:generator>OpenOffice.org/3.3$Unix OpenOffice.org_project/330m20$Build-9567</meta:generator>
  </office:meta>
</office:document-meta>
</file>